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1pt" officeooo:rsid="00008c65" officeooo:paragraph-rsid="00008c65" style:font-size-asian="9.60000038146973pt" style:font-size-complex="11pt"/>
    </style:style>
    <style:style style:name="P2" style:family="paragraph" style:parent-style-name="Standard">
      <style:text-properties fo:font-size="11pt" officeooo:rsid="0001df9d" officeooo:paragraph-rsid="00008c65" style:font-size-asian="9.60000038146973pt" style:font-size-complex="11pt"/>
    </style:style>
    <style:style style:name="P3" style:family="paragraph" style:parent-style-name="Standard">
      <style:text-properties fo:font-size="11pt" officeooo:rsid="0001df9d" officeooo:paragraph-rsid="0001df9d" style:font-size-asian="9.60000038146973pt" style:font-size-complex="11pt"/>
    </style:style>
    <style:style style:name="P4" style:family="paragraph" style:parent-style-name="Standard">
      <style:text-properties fo:font-size="11pt" officeooo:rsid="0001df9d" officeooo:paragraph-rsid="00022f1e" style:font-size-asian="9.60000038146973pt" style:font-size-complex="11pt"/>
    </style:style>
    <style:style style:name="P5" style:family="paragraph" style:parent-style-name="Standard">
      <style:text-properties fo:font-size="11pt" officeooo:rsid="00022f1e" officeooo:paragraph-rsid="00022f1e" style:font-size-asian="9.60000038146973pt" style:font-size-complex="11pt"/>
    </style:style>
    <style:style style:name="P6" style:family="paragraph" style:parent-style-name="Standard">
      <style:text-properties fo:font-size="11pt" officeooo:rsid="00038651" officeooo:paragraph-rsid="00038651" style:font-size-asian="9.60000038146973pt" style:font-size-complex="11pt"/>
    </style:style>
    <style:style style:name="P7" style:family="paragraph">
      <style:paragraph-properties fo:text-align="center"/>
    </style:style>
    <style:style style:name="T1" style:family="text">
      <style:text-properties style:text-underline-style="solid" style:text-underline-type="double" style:text-underline-width="auto" style:text-underline-color="font-color" fo:font-weight="bold" style:font-weight-asian="bold" style:font-weight-complex="bold"/>
    </style:style>
    <style:style style:name="T2" style:family="text">
      <style:text-properties style:text-underline-style="solid" style:text-underline-type="double" style:text-underline-width="auto" style:text-underline-color="font-color" fo:font-weight="bold" officeooo:rsid="00008c65" style:font-weight-asian="bold" style:font-weight-complex="bold"/>
    </style:style>
    <style:style style:name="T3" style:family="text">
      <style:text-properties style:text-underline-style="solid" style:text-underline-type="double" style:text-underline-width="auto" style:text-underline-color="#005636" fo:font-weight="bold" style:font-weight-asian="bold" style:font-weight-complex="bold"/>
    </style:style>
    <style:style style:name="T4" style:family="text">
      <style:text-properties style:text-underline-style="solid" style:text-underline-type="double" style:text-underline-width="auto" style:text-underline-color="#005636" fo:font-weight="bold" officeooo:rsid="00008c65"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22f1e" style:font-weight-asian="normal" style:font-weight-complex="normal"/>
    </style:style>
    <style:style style:name="T8" style:family="text">
      <style:text-properties style:text-underline-style="none" fo:font-weight="normal" officeooo:rsid="00038651"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fo:color="#c9211e" loext:opacity="100%" style:text-underline-style="none" fo:font-weight="normal" style:font-weight-asian="normal" style:font-weight-complex="normal"/>
    </style:style>
    <style:style style:name="T11" style:family="text">
      <style:text-properties fo:color="#c9211e" loext:opacity="100%" style:text-underline-style="none" fo:font-weight="normal" officeooo:rsid="00038651" style:font-weight-asian="normal" style:font-weight-complex="normal"/>
    </style:style>
    <style:style style:name="T12" style:family="text">
      <style:text-properties fo:color="#c9211e" loext:opacity="100%" style:text-underline-style="none" fo:font-weight="normal" officeooo:rsid="00022f1e" style:font-weight-asian="normal" style:font-weight-complex="normal"/>
    </style:style>
    <style:style style:name="T13" style:family="text">
      <style:text-properties fo:color="#c9211e" loext:opacity="100%" style:text-underline-style="dash" style:text-underline-width="auto" style:text-underline-color="font-color" fo:font-weight="normal" officeooo:rsid="00038651" style:font-weight-asian="normal" style:font-weight-complex="normal"/>
    </style:style>
    <style:style style:name="T14" style:family="text">
      <style:text-properties fo:color="#c9211e" loext:opacity="100%" style:text-underline-style="solid" style:text-underline-type="double" style:text-underline-width="auto" style:text-underline-color="#005636" fo:font-weight="bold" officeooo:rsid="00008c65" style:font-weight-asian="bold" style:font-weight-complex="bold"/>
    </style:style>
    <style:style style:name="T15" style:family="text">
      <style:text-properties fo:color="#c9211e" loext:opacity="100%" style:text-underline-style="solid" style:text-underline-type="double" style:text-underline-width="auto" style:text-underline-color="font-color" fo:font-weight="bold" officeooo:rsid="00008c65" style:font-weight-asian="bold" style:font-weight-complex="bold"/>
    </style:style>
    <style:style style:name="T16" style:family="text">
      <style:text-properties fo:color="#000000" loext:opacity="100%"/>
    </style:style>
    <style:style style:name="T17" style:family="text">
      <style:text-properties fo:color="#000000" loext:opacity="100%" style:text-underline-style="dash" style:text-underline-width="auto" style:text-underline-color="font-color" fo:font-weight="normal" officeooo:rsid="00038651" style:font-weight-asian="normal" style:font-weight-complex="normal"/>
    </style:style>
    <style:style style:name="T18" style:family="text">
      <style:text-properties fo:color="#000000" loext:opacity="100%" style:text-underline-style="solid" style:text-underline-type="double" style:text-underline-width="auto" style:text-underline-color="font-color"/>
    </style:style>
    <style:style style:name="T19" style:family="text">
      <style:text-properties fo:color="#000000" loext:opacity="100%" style:text-underline-style="solid" style:text-underline-type="double" style:text-underline-width="auto" style:text-underline-color="font-color" fo:font-weight="bold" style:font-weight-asian="bold" style:font-weight-complex="bold"/>
    </style:style>
    <style:style style:name="T20" style:family="text">
      <style:text-properties fo:color="#000000" loext:opacity="100%" fo:font-weight="normal" style:font-weight-asian="normal" style:font-weight-complex="normal"/>
    </style:style>
    <style:style style:name="T21" style:family="text">
      <style:text-properties fo:color="#000000" loext:opacity="100%" style:text-underline-style="none" fo:font-weight="normal" style:font-weight-asian="normal" style:font-weight-complex="normal"/>
    </style:style>
    <style:style style:name="T22" style:family="text">
      <style:text-properties fo:color="#000000" loext:opacity="100%" style:text-underline-style="none" fo:font-weight="normal" officeooo:rsid="00051ed2" style:font-weight-asian="normal" style:font-weight-complex="normal"/>
    </style:style>
    <style:style style:name="T23" style:family="text">
      <style:text-properties fo:color="#000000" loext:opacity="100%" style:text-underline-style="solid" style:text-underline-type="double" style:text-underline-width="auto" style:text-underline-color="#005636" fo:font-weight="bold" style:font-weight-asian="bold" style:font-weight-complex="bold"/>
    </style:style>
    <style:style style:name="T24" style:family="text">
      <style:text-properties fo:color="#ff0000" loext:opacity="100%" style:text-underline-style="solid" style:text-underline-type="double" style:text-underline-width="auto" style:text-underline-color="font-color" fo:font-weight="bold" style:font-weight-asian="bold" style:font-weight-complex="bold"/>
    </style:style>
    <style:style style:name="T25" style:family="text">
      <style:text-properties fo:color="#ff0000" loext:opacity="100%" style:text-underline-style="solid" style:text-underline-type="double" style:text-underline-width="auto" style:text-underline-color="#005636" fo:font-weight="bold" style:font-weight-asian="bold" style:font-weight-complex="bold"/>
    </style:style>
    <style:style style:name="gr1" style:family="graphic">
      <style:graphic-properties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LO RELACIONAL EJERCICIO 20</text:p>
      <text:p text:style-name="P1"><draw:path text:anchor-type="paragraph" draw:z-index="2" draw:name="Curva de Bézier 2" draw:style-name="gr2" draw:text-style-name="P7" svg:width="10.57cm" svg:height="2.4cm" draw:transform="rotate (0.114144533080429) translate (3.51129899781467cm 0.189426059937199cm)" svg:viewBox="0 0 10571 2401" svg:d="M2980 2074c223-12 448-39 672-56 226-18 453 50 679 58 269 10 541-1 812 36 222 31 451 52 677 78 243 28 487 86 732 84 237-3 467 20 699 41 218 20 436 63 659 58 271-7 542 28 819-2 269-30 546 62 816 17 244-41 472-154 681-302 210-149 268-372 334-590 80-266-284-310-459-319-302-17-587-85-879-119-237-27-479-49-714-81-190-27-380-12-568-28-230-20-466-42-694-80-226-37-453-32-679-58-301-36-600-78-898-123-225-33-455-47-674-97-286-63-582-41-864-99-222-45-452-51-675-77-303-35-611-13-907-65-240-42-465-75-705-157-208-72-441-32-657-75-187-38-372-65-560-84-214-22-499-123-610 177l-17 150"><text:p/></draw:path><draw:path text:anchor-type="paragraph" draw:z-index="3" draw:name="Curva de Bézier 3" draw:style-name="gr2" draw:text-style-name="P7" svg:width="0.286cm" svg:height="0.474cm" draw:transform="rotate (-1.45665179371447) translate (3.81384421311247cm 0.253809381848076cm)" svg:viewBox="0 0 287 475" svg:d="M0 435c259 169 373-245 213-375l-30-60"><text:p/></draw:path></text:p>
      <text:p text:style-name="P1"><draw:path text:anchor-type="paragraph" draw:z-index="6" draw:name="Curva de Bézier 6" draw:style-name="gr2" draw:text-style-name="P7" svg:width="2.95cm" svg:height="3.989cm" draw:transform="rotate (0.912632665867835) translate (-0.380402515198616cm 1.50804746837272cm)" svg:viewBox="0 0 2951 3990" svg:d="M979 3974c222 69 399-101 530-243 189-205 115-488 64-719-46-209-173-394-334-555-139-140-248-310-402-429-163-126-270-309-431-432-201-155-256-386-340-596-69-173-148-552 127-577 219-20 444-64 595-219 137-141 442-320 565-103 105 184 206 347 325 512 120 167 234 345 382 494 189 191 243 456 443 636l115 149 117 151h216"><text:p/></draw:path>EMPLEADOS( <text:span text:style-name="T1">codEmp</text:span>, nif, nombre, numHijos, retencion, banco, sucursal, numero, iban</text:p>
      <text:p text:style-name="P1"><draw:polyline text:anchor-type="paragraph" draw:z-index="7" draw:name="Línea poligonal con 3 vértices 1" draw:style-name="gr2" draw:text-style-name="P7" svg:width="0.289cm" svg:height="0.056cm" draw:transform="rotate (-0.912632665867835) translate (2.86984722222222cm 0.0335138888888873cm)" svg:viewBox="0 0 290 57" draw:points="0,0 232,12 290,57"><text:p/></draw:polyline></text:p>
      <text:p text:style-name="P1"/>
      <text:p text:style-name="P6"><draw:path text:anchor-type="paragraph" draw:z-index="4" draw:name="Curva de Bézier 4" draw:style-name="gr2" draw:text-style-name="P7" svg:width="7.052cm" svg:height="12.291cm" draw:transform="skewX (8.59368801221169E-017) rotate (-0.84020150191007) translate (6.10521185728266cm -3.00565156998334cm)" svg:viewBox="0 0 7053 12292" svg:d="M4183 23c230-87 427 90 575 262 168 194 116 457-44 618-458 462-908 930-1329 1425-571 670-1218 1265-1752 1956-173 222-330 450-456 707-231 469-614 857-783 1354-107 316-131 656-159 1000-19 232-329 465-177 679 223 316-239 478 28 735 168 164 227 399 353 597 124 194 228 412 405 566 156 137 301 290 440 444 138 153 322 255 501 348 177 91 375 134 561 222 181 87 302 266 425 433 139 191 310 367 497 521 144 119 260 289 436 365 484 210 928-520 1248-658 221-96 204-357 373-502 158-135 238-345 402-478 163-131 280-308 446-439 192-150 205-437 410-571 143-94 230-497 470-213"><text:p/></draw:path>EMPLEADOS-DEPARTAMENTO( <text:s/><text:span text:style-name="T19">c</text:span><text:span text:style-name="T24">odEmp </text:span><text:span text:style-name="T19">,</text:span><text:span text:style-name="T24">CodDpto</text:span><text:span text:style-name="T21">, </text:span><text:span text:style-name="T22">funcion)</text:span></text:p>
      <text:p text:style-name="P6"/>
      <text:p text:style-name="P6"/>
      <text:p text:style-name="P1"/>
      <text:p text:style-name="P1">NOMINAS( <text:span text:style-name="T25">codEmp</text:span><text:span text:style-name="T3">,ej</text:span><text:span text:style-name="T1">ercicioFiscal, mes, numOrden,</text:span><text:span text:style-name="T6"> totalIngreso</text:span>, totalDescuento</text:p>
      <text:p text:style-name="P2"><draw:path text:anchor-type="paragraph" draw:z-index="8" draw:name="Curva de Bézier 7" draw:style-name="gr1" draw:text-style-name="P7" svg:width="1.14cm" svg:height="0.845cm" draw:transform="rotate (0.463733982254893) translate (4.6277176308675cm 0.577265231599087cm)" svg:viewBox="0 0 1141 846" svg:d="M0 846c230 4 465-75 643-229 150-130 270-283 372-447l100-161 26-9"><text:p/></draw:path><draw:line text:anchor-type="paragraph" draw:z-index="9" draw:name="Línea 1" draw:style-name="gr1" draw:text-style-name="P7" svg:x1="4.484cm" svg:y1="3.166cm" svg:x2="6.62cm" svg:y2="0.123cm"><text:p/></draw:line><text:span text:style-name="T6"/></text:p>
      <text:p text:style-name="P2"><text:span text:style-name="T6"/></text:p>
      <text:p text:style-name="P3"><text:span text:style-name="T6"/></text:p>
      <text:p text:style-name="P4"><text:span text:style-name="T6">INGRESO</text:span><text:span text:style-name="T7">S</text:span><text:span text:style-name="T6">( </text:span><text:span text:style-name="T10">C</text:span><text:span text:style-name="T14">odEmpleado,ej</text:span><text:span text:style-name="T15">ercicioFiscal, mes, numOrden,</text:span><text:span text:style-name="T1">lineaNum, </text:span><text:span text:style-name="T6">cantidad, tipo</text:span></text:p>
      <text:p text:style-name="P4"><text:span text:style-name="T6"/></text:p>
      <text:p text:style-name="P4"><text:span text:style-name="T6"/></text:p>
      <text:p text:style-name="P3"><text:span text:style-name="T6"/></text:p>
      <text:p text:style-name="P4"><text:span text:style-name="T6">DESCUENTO</text:span><text:span text:style-name="T7">S</text:span><text:span text:style-name="T6">( </text:span><text:span text:style-name="T12">c</text:span><text:span text:style-name="T14">odEmpleado,ej</text:span><text:span text:style-name="T15">ercicioFiscal, mes, numOrden</text:span><text:span text:style-name="T2">,</text:span><text:span text:style-name="T1">lineaNum , </text:span><text:span text:style-name="T6">base, porcentaje, cantidad, tipo</text:span></text:p>
      <text:p text:style-name="P4"><text:span text:style-name="T6"/></text:p>
      <text:p text:style-name="P4"><text:span text:style-name="T6"/></text:p>
      <text:p text:style-name="P5"><text:span text:style-name="T6">CONCEPTOSRETRIBUTIVOS( </text:span><text:span text:style-name="T1">cod,</text:span><text:span text:style-name="T6"> descripcion</text:span></text:p>
      <text:p text:style-name="P5"><draw:path text:anchor-type="paragraph" draw:z-index="0" draw:name="Curva de Bézier 1" draw:style-name="gr2" draw:text-style-name="P7" svg:width="2.385cm" svg:height="2.099cm" draw:transform="rotate (-0.127234502470387) translate (4.71377559533891cm 0.202559688841864cm)" svg:viewBox="0 0 2386 2100" svg:d="M658 2093c207 34 394-65 600-77 191-11 394-55 550-165 199-139 396-283 506-521 93-201 85-418 35-615-50-200-7-470-242-559-191-72-379-172-592-154-197 17-382 100-579 94-205-7-365 123-547 184l-194 120-164 212-31 60"><text:p/></draw:path><text:span text:style-name="T6"/></text:p>
      <text:p text:style-name="P5"><draw:polyline text:anchor-type="paragraph" draw:z-index="1" draw:name="Línea poligonal con 4 vértices 1" draw:style-name="gr2" draw:text-style-name="P7" svg:width="0.19cm" svg:height="0.199cm" draw:transform="rotate (-1.68371912939893) translate (4.84702399700023cm 0.274823801876355cm)" svg:viewBox="0 0 191 200" draw:points="0,200 191,198 95,19 93,0"><text:p/></draw:polyline><draw:path text:anchor-type="paragraph" draw:z-index="5" draw:name="Curva de Bézier 5" draw:style-name="gr2" draw:text-style-name="P7" svg:width="0.417cm" svg:height="0.478cm" draw:transform="rotate (-0.512428668385535) translate (3.82857832005511cm 0.0702934867984679cm)" svg:viewBox="0 0 418 479" svg:d="M0 452c324 141 278-301 401-442l17-10"><text:p/></draw:path><text:span text:style-name="T6"/></text:p>
      <text:p text:style-name="P5"><text:span text:style-name="T6">DEPARTAMENTOS( </text:span><text:span text:style-name="T1">codDpto</text:span><text:span text:style-name="T6">, Nombre</text:span></text:p>
      <text:p text:style-name="P5"><text:span text:style-name="T6"/></text:p>
      <text:p text:style-name="P5"><text:span text:style-name="T6"/></text:p>
      <text:p text:style-name="P5"><text:span text:style-name="T6">SEDES (</text:span><text:span text:style-name="T1">codSede, </text:span><text:span text:style-name="T6">Nombre ,</text:span><text:span text:style-name="T13">codDto </text:span><text:span text:style-name="T17">)</text:span></text:p>
      <text:p text:style-name="P3"><text:span text:style-name="T6"/></text:p>
      <text:p text:style-name="P3"><text:span text:style-name="T6"/></text:p>
      <text:p text:style-name="P3"><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xmlns:officeooo="http://openoffice.org/2009/office" xmlns:css3t="http://www.w3.org/TR/css3-text/" xmlns:xhtml="http://www.w3.org/1999/xhtml" xmlns:formx="urn:openoffice:names:experimental:ooxml-odf-interop:xmlns:form:1.0" xmlns:xsi="http://www.w3.org/2001/XMLSchema-instance" xmlns:xsd="http://www.w3.org/2001/XMLSchema" xmlns:chart="urn:oasis:names:tc:opendocument:xmlns:chart:1.0" xmlns:svg="urn:oasis:names:tc:opendocument:xmlns:svg-compatible:1.0" xmlns:text="urn:oasis:names:tc:opendocument:xmlns:text:1.0" xmlns:oooc="http://openoffice.org/2004/calc" xmlns:style="urn:oasis:names:tc:opendocument:xmlns:style:1.0" xmlns:ooow="http://openoffice.org/2004/writer" xmlns:rpt="http://openoffice.org/2005/report" xmlns:draw="urn:oasis:names:tc:opendocument:xmlns:drawing:1.0" xmlns:config="urn:oasis:names:tc:opendocument:xmlns:config:1.0" xmlns:fo="urn:oasis:names:tc:opendocument:xmlns:xsl-fo-compatibl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forms="http://www.w3.org/2002/xforms">
    <meta:creation-date>2024-10-08T13:22:49.464694481</meta:creation-date>
    <dc:date>2024-10-08T14:30:32.639023015</dc:date>
    <meta:editing-duration>PT7M28S</meta:editing-duration>
    <meta:editing-cycles>1</meta:editing-cycles>
    <meta:generator>LibreOffice/7.3.7.2$Linux_X86_64 LibreOffice_project/30$Build-2</meta:generator>
    <meta:document-statistic meta:table-count="0" meta:image-count="0" meta:object-count="0" meta:page-count="1" meta:paragraph-count="9" meta:word-count="50" meta:character-count="514" meta:non-whitespace-character-count="472"/>
  </office:meta>
</office:document-meta>
</file>